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7_11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P. Hammerschlag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23 May 1868</text:p>
      <text:p text:style-name="P2">Month<text:tab/><text:tab/><text:tab/><text:tab/><text:tab/><text:tab/>May</text:p>
      <text:p text:style-name="P2">Year<text:tab/><text:tab/><text:tab/><text:tab/><text:tab/><text:tab/>1868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ennsylvania <text:s/><text:tab/><text:tab/><text:tab/><text:tab/>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4"><text:span text:style-name="T1">Philada May 23(/)68/</text:span></text:p>
      <text:p text:style-name="P2"><text:span text:style-name="T1">Revd. S. Morais/</text:span></text:p>
      <text:p text:style-name="P2"><text:span text:style-name="T1"><text:tab/>Dear Sir/</text:span></text:p>
      <text:p text:style-name="P2"><text:span text:style-name="T1">Will you be kind enough to/ inform me, if at your Synagoge[sic],/ the Prayer for the President of/ the U. S., known as [Hebrew]/ is omitted at the Saturday mor/ning service, or if same is/ connected in prayer after a/ sermon./<text:line-break/><text:tab/>By doing so, you greatly/ oblige<text:tab/><text:tab/>Yours very respt./</text:span></text:p>
      <text:p text:style-name="P2"><text:span text:style-name="T1"><text:tab/><text:tab/><text:tab/><text:tab/><text:tab/><text:tab/><text:tab/>P. Hammerschlag/</text:span></text:p>
      <text:p text:style-name="P2"><text:span text:style-name="T1"><text:tab/><text:tab/><text:tab/><text:tab/><text:tab/><text:tab/><text:tab/>1209 Hancock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30T10:01:47</meta:creation-date>
    <dc:date>2009-04-30T10:05:47</dc:date>
    <dc:language>en-US</dc:language>
    <meta:editing-cycles>2</meta:editing-cycles>
    <meta:editing-duration>PT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6" meta:word-count="228" meta:character-count="1647"/>
  </office:meta>
</office:document-meta>
</file>